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.log" table:style-name="ta1">
        <table:shapes>
          <draw:frame draw:z-index="0" draw:style-name="gr1" draw:text-style-name="P1" svg:width="159.99mm" svg:height="89.99mm" svg:x="81.37mm" svg:y="1mm">
            <loext:p draw:notify-on-update-of-ranges="'cameraslog_1.log'.A1:'cameraslog_1.log'.A1 'cameraslog_1.log'.A2:'cameraslog_1.log'.A501 'cameraslog_1.log'.B1:'cameraslog_1.log'.B1 'cameraslog_1.log'.B2:'cameraslog_1.log'.B501 'cameraslog_1.log'.A1:'cameraslog_1.log'.A1 'cameraslog_1.log'.A2:'cameraslog_1.log'.A501 'cameraslog_1.log'.C1:'cameraslog_1.log'.C1 'cameraslog_1.log'.C2:'cameraslog_1.log'.C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63699" calcext:value-type="float">
            <text:p>10,3636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115719" calcext:value-type="float">
            <text:p>11,1157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55652" calcext:value-type="float">
            <text:p>10,7556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543654" calcext:value-type="float">
            <text:p>11,5436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23644" calcext:value-type="float">
            <text:p>12,4236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27709" calcext:value-type="float">
            <text:p>12,9277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59638" calcext:value-type="float">
            <text:p>12,5596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559638" calcext:value-type="float">
            <text:p>12,5596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637658" calcext:value-type="float">
            <text:p>11,6376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27694" calcext:value-type="float">
            <text:p>12,2276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27694" calcext:value-type="float">
            <text:p>12,2276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775732" calcext:value-type="float">
            <text:p>12,7757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695744" calcext:value-type="float">
            <text:p>12,695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95744" calcext:value-type="float">
            <text:p>12,695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695744" calcext:value-type="float">
            <text:p>12,695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695744" calcext:value-type="float">
            <text:p>12,695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695744" calcext:value-type="float">
            <text:p>12,6957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615728" calcext:value-type="float">
            <text:p>13,6157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145769" calcext:value-type="float">
            <text:p>14,1457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145769" calcext:value-type="float">
            <text:p>14,1457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573727" calcext:value-type="float">
            <text:p>13,5737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573727" calcext:value-type="float">
            <text:p>13,5737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573727" calcext:value-type="float">
            <text:p>13,5737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.887812" calcext:value-type="float">
            <text:p>13,8878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31884" calcext:value-type="float">
            <text:p>14,23188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419889" calcext:value-type="float">
            <text:p>13,4198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419889" calcext:value-type="float">
            <text:p>13,4198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419889" calcext:value-type="float">
            <text:p>13,4198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419889" calcext:value-type="float">
            <text:p>13,4198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419889" calcext:value-type="float">
            <text:p>13,4198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419889" calcext:value-type="float">
            <text:p>13,4198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465878" calcext:value-type="float">
            <text:p>13,465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465878" calcext:value-type="float">
            <text:p>13,465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465878" calcext:value-type="float">
            <text:p>13,465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465878" calcext:value-type="float">
            <text:p>13,465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.465878" calcext:value-type="float">
            <text:p>13,465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465878" calcext:value-type="float">
            <text:p>13,465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465878" calcext:value-type="float">
            <text:p>13,465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667879" calcext:value-type="float">
            <text:p>12,667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667879" calcext:value-type="float">
            <text:p>12,667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667879" calcext:value-type="float">
            <text:p>12,667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667879" calcext:value-type="float">
            <text:p>12,6678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257816" calcext:value-type="float">
            <text:p>12,257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257816" calcext:value-type="float">
            <text:p>12,257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257816" calcext:value-type="float">
            <text:p>12,257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257816" calcext:value-type="float">
            <text:p>12,257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257816" calcext:value-type="float">
            <text:p>12,257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257816" calcext:value-type="float">
            <text:p>12,257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257816" calcext:value-type="float">
            <text:p>12,2578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305808" calcext:value-type="float">
            <text:p>12,3058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757736" calcext:value-type="float">
            <text:p>11,7577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757736" calcext:value-type="float">
            <text:p>11,7577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757736" calcext:value-type="float">
            <text:p>11,7577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071714" calcext:value-type="float">
            <text:p>11,0717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071714" calcext:value-type="float">
            <text:p>11,0717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.071714" calcext:value-type="float">
            <text:p>11,0717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.491806" calcext:value-type="float">
            <text:p>11,4918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009724" calcext:value-type="float">
            <text:p>11,0097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479663" calcext:value-type="float">
            <text:p>10,4796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479663" calcext:value-type="float">
            <text:p>10,4796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563686" calcext:value-type="float">
            <text:p>9,5636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569681" calcext:value-type="float">
            <text:p>9,5696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439716" calcext:value-type="float">
            <text:p>9,4397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421723" calcext:value-type="float">
            <text:p>9,4217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077774" calcext:value-type="float">
            <text:p>9,0777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077774" calcext:value-type="float">
            <text:p>9,0777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175757" calcext:value-type="float">
            <text:p>9,175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541737" calcext:value-type="float">
            <text:p>8,5417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405773" calcext:value-type="float">
            <text:p>8,4057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405773" calcext:value-type="float">
            <text:p>8,4057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405773" calcext:value-type="float">
            <text:p>8,4057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405773" calcext:value-type="float">
            <text:p>8,4057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405773" calcext:value-type="float">
            <text:p>8,4057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405773" calcext:value-type="float">
            <text:p>8,4057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945675" calcext:value-type="float">
            <text:p>7,945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945675" calcext:value-type="float">
            <text:p>7,945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945675" calcext:value-type="float">
            <text:p>7,945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945675" calcext:value-type="float">
            <text:p>7,945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945675" calcext:value-type="float">
            <text:p>7,945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945675" calcext:value-type="float">
            <text:p>7,945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945675" calcext:value-type="float">
            <text:p>7,9456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643603" calcext:value-type="float">
            <text:p>7,6436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057559" calcext:value-type="float">
            <text:p>7,0575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25496" calcext:value-type="float">
            <text:p>6,625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625496" calcext:value-type="float">
            <text:p>6,625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25496" calcext:value-type="float">
            <text:p>6,625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25496" calcext:value-type="float">
            <text:p>6,625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25496" calcext:value-type="float">
            <text:p>6,6254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317424" calcext:value-type="float">
            <text:p>6,317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333417" calcext:value-type="float">
            <text:p>6,333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333417" calcext:value-type="float">
            <text:p>6,333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333417" calcext:value-type="float">
            <text:p>6,333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333417" calcext:value-type="float">
            <text:p>6,333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333417" calcext:value-type="float">
            <text:p>6,333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333417" calcext:value-type="float">
            <text:p>6,333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301429" calcext:value-type="float">
            <text:p>6,30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171317" calcext:value-type="float">
            <text:p>6,171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755193" calcext:value-type="float">
            <text:p>5,7551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535038" calcext:value-type="float">
            <text:p>5,535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539038" calcext:value-type="float">
            <text:p>5,539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378934" calcext:value-type="float">
            <text:p>5,3789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01:46.729000000</dc:date>
    <meta:editing-duration>PT2M11S</meta:editing-duration>
    <meta:editing-cycles>1</meta:editing-cycles>
    <meta:generator>LibreOffice/5.1.0.3$Windows_X86_64 LibreOffice_project/5e3e00a007d9b3b6efb6797a8b8e57b51ab1f737</meta:generator>
    <meta:document-statistic meta:table-count="1" meta:cell-count="1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1.log'.A1:'cameraslog_1.log'.C501" chart:data-source-has-labels="row" svg:x="0.32cm" svg:y="0.18cm" svg:width="11.01cm" svg:height="8.64cm">
          <chartooo:coordinate-region svg:x="0.762cm" svg:y="0.382cm" svg:width="10.09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1.log'.B2:'cameraslog_1.log'.B501" chart:label-cell-address="'cameraslog_1.log'.B1:'cameraslog_1.log'.B1" chart:class="chart:scatter">
            <chart:domain table:cell-range-address="'cameraslog_1.log'.A2:'cameraslog_1.log'.A501"/>
            <chart:data-point chart:repeated="500"/>
          </chart:series>
          <chart:series chart:style-name="ch8" chart:values-cell-range-address="'cameraslog_1.log'.C2:'cameraslog_1.log'.C501" chart:label-cell-address="'cameraslog_1.log'.C1:'cameraslog_1.log'.C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1.log'.B1:'cameraslog_1.log'.B1</svg:desc>
                </draw:g>
              </table:table-cell>
              <table:table-cell office:value-type="string">
                <text:p>number of cameras</text:p>
                <draw:g>
                  <svg:desc>'cameraslog_1.log'.C1:'cameras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1.log'.A2:'cameraslog_1.log'.A501</svg:desc>
                </draw:g>
              </table:table-cell>
              <table:table-cell office:value-type="float" office:value="10.363699">
                <text:p>10.363699</text:p>
                <draw:g>
                  <svg:desc>'cameraslog_1.log'.B2:'cameraslog_1.log'.B501</svg:desc>
                </draw:g>
              </table:table-cell>
              <table:table-cell office:value-type="float" office:value="11">
                <text:p>11</text:p>
                <draw:g>
                  <svg:desc>'cameraslog_1.log'.C2:'cameraslog_1.log'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115719">
                <text:p>11.1157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755652">
                <text:p>10.755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543654">
                <text:p>11.54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423644">
                <text:p>12.4236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927709">
                <text:p>12.927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559638">
                <text:p>12.559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559638">
                <text:p>12.5596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637658">
                <text:p>11.637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227694">
                <text:p>12.2276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27694">
                <text:p>12.2276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775732">
                <text:p>12.775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695744">
                <text:p>12.695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695744">
                <text:p>12.695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695744">
                <text:p>12.695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695744">
                <text:p>12.695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695744">
                <text:p>12.6957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.615728">
                <text:p>13.615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145769">
                <text:p>14.1457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45769">
                <text:p>14.1457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573727">
                <text:p>13.5737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.573727">
                <text:p>13.5737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.573727">
                <text:p>13.5737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.887812">
                <text:p>13.8878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231884">
                <text:p>14.2318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419889">
                <text:p>13.419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419889">
                <text:p>13.419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3.419889">
                <text:p>13.419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3.419889">
                <text:p>13.419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419889">
                <text:p>13.419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.419889">
                <text:p>13.4198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465878">
                <text:p>13.465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465878">
                <text:p>13.465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465878">
                <text:p>13.465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465878">
                <text:p>13.465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3.465878">
                <text:p>13.465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3.465878">
                <text:p>13.465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3.465878">
                <text:p>13.465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.667879">
                <text:p>12.667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667879">
                <text:p>12.667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.667879">
                <text:p>12.667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.667879">
                <text:p>12.6678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257816">
                <text:p>12.257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257816">
                <text:p>12.257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.257816">
                <text:p>12.257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.257816">
                <text:p>12.257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.257816">
                <text:p>12.257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.257816">
                <text:p>12.257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.257816">
                <text:p>12.2578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305808">
                <text:p>12.3058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.757736">
                <text:p>11.7577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.757736">
                <text:p>11.7577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.757736">
                <text:p>11.7577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.071714">
                <text:p>11.0717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.071714">
                <text:p>11.0717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.071714">
                <text:p>11.0717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.491806">
                <text:p>11.4918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.009724">
                <text:p>11.0097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479663">
                <text:p>10.4796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479663">
                <text:p>10.4796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563686">
                <text:p>9.563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.569681">
                <text:p>9.5696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.439716">
                <text:p>9.439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.421723">
                <text:p>9.4217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077774">
                <text:p>9.077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077774">
                <text:p>9.077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175757">
                <text:p>9.175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541737">
                <text:p>8.541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405773">
                <text:p>8.405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405773">
                <text:p>8.405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405773">
                <text:p>8.405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405773">
                <text:p>8.405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405773">
                <text:p>8.405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405773">
                <text:p>8.4057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945675">
                <text:p>7.945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945675">
                <text:p>7.945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945675">
                <text:p>7.945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945675">
                <text:p>7.945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945675">
                <text:p>7.945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.945675">
                <text:p>7.945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945675">
                <text:p>7.9456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643603">
                <text:p>7.6436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057559">
                <text:p>7.0575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625496">
                <text:p>6.625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625496">
                <text:p>6.625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625496">
                <text:p>6.625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625496">
                <text:p>6.625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625496">
                <text:p>6.6254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317424">
                <text:p>6.317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333417">
                <text:p>6.33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333417">
                <text:p>6.33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333417">
                <text:p>6.33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333417">
                <text:p>6.33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333417">
                <text:p>6.33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333417">
                <text:p>6.33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.301429">
                <text:p>6.30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.171317">
                <text:p>6.1713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755193">
                <text:p>5.755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535038">
                <text:p>5.535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539038">
                <text:p>5.53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378934">
                <text:p>5.378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